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E0000003B92EEB3224BA8FF78.png" manifest:media-type="image/png"/>
  <manifest:file-entry manifest:full-path="Pictures/10000201000001300000004BC2D0477E78CF2AA9.png" manifest:media-type="image/png"/>
  <manifest:file-entry manifest:full-path="Pictures/100002010000017E000000F71939BC3D8C1CDFE5.png" manifest:media-type="image/png"/>
  <manifest:file-entry manifest:full-path="Pictures/10000201000001800000010032B2B670A7944208.png" manifest:media-type="image/png"/>
  <manifest:file-entry manifest:full-path="Pictures/10000201000002800000006DAC02ACDA10C22CCD.png" manifest:media-type="image/png"/>
  <manifest:file-entry manifest:full-path="Pictures/100002010000027C0000010BED976AF69051603B.png" manifest:media-type="image/png"/>
  <manifest:file-entry manifest:full-path="Pictures/100002010000027500000079E21CA6BA83F88504.png" manifest:media-type="image/png"/>
  <manifest:file-entry manifest:full-path="Pictures/1000020100000278000000FBEB0DA2537941E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b957" officeooo:paragraph-rsid="0009b957"/>
    </style:style>
    <style:style style:name="P2" style:family="paragraph" style:parent-style-name="Standard">
      <style:text-properties officeooo:rsid="000a7c2f" officeooo:paragraph-rsid="000a7c2f"/>
    </style:style>
    <style:style style:name="P3" style:family="paragraph" style:parent-style-name="Standard">
      <style:text-properties officeooo:rsid="0014762a" officeooo:paragraph-rsid="0014762a"/>
    </style:style>
    <style:style style:name="T1" style:family="text">
      <style:text-properties officeooo:rsid="00148a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Files</text:p>
      <text:p text:style-name="P1"/>
      <text:p text:style-name="P1"><draw:frame draw:style-name="fr1" draw:name="Image1" text:anchor-type="paragraph" svg:x="-0.1819in" svg:y="0.6756in" svg:width="3.5429in" svg:height="2.2909in" draw:z-index="0"><draw:image xlink:href="Pictures/100002010000017E000000F71939BC3D8C1CDFE5.png" xlink:type="simple" xlink:show="embed" xlink:actuate="onLoad" loext:mime-type="image/x-vclgraphic"/></draw:frame><draw:frame draw:style-name="fr1" draw:name="Image2" text:anchor-type="paragraph" svg:x="3.639in" svg:y="0.6465in" svg:width="3.4118in" svg:height="2.2744in" draw:z-index="1"><draw:image xlink:href="Pictures/10000201000001800000010032B2B670A7944208.png" xlink:type="simple" xlink:show="embed" xlink:actuate="onLoad" loext:mime-type="image/x-vclgraphic"/></draw:frame>m1.c <text:s/>and m2.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kefile</text:p>
      <text:p text:style-name="P1"/>
      <text:p text:style-name="P1"><draw:frame draw:style-name="fr2" draw:name="Image3" text:anchor-type="paragraph" svg:width="6.552in" svg:height="1.2602in" draw:z-index="2"><draw:image xlink:href="Pictures/100002010000027500000079E21CA6BA83F88504.png" xlink:type="simple" xlink:show="embed" xlink:actuate="onLoad" loext:mime-type="image/x-vclgraphic"/></draw:frame><draw:frame draw:style-name="fr1" draw:name="Image4" text:anchor-type="paragraph" svg:x="0.1866in" svg:y="1.7819in" svg:width="6.6665in" svg:height="1.1354in" draw:z-index="3"><draw:image xlink:href="Pictures/10000201000002800000006DAC02ACDA10C22CC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2">Output:</text:p>
      <text:p text:style-name="P2"><draw:frame draw:style-name="fr3" draw:name="Image5" text:anchor-type="paragraph" svg:width="6.6252in" svg:height="2.7811in" draw:z-index="4"><draw:image xlink:href="Pictures/100002010000027C0000010BED976AF69051603B.png" xlink:type="simple" xlink:show="embed" xlink:actuate="onLoad" loext:mime-type="image/x-vclgraphic"/></draw:frame><text:soft-page-break/></text:p>
      <text:p text:style-name="P2"><draw:frame draw:style-name="fr2" draw:name="Image6" text:anchor-type="paragraph" svg:width="6.5835in" svg:height="2.6146in" draw:z-index="5"><draw:image xlink:href="Pictures/1000020100000278000000FBEB0DA2537941E75F.png" xlink:type="simple" xlink:show="embed" xlink:actuate="onLoad" loext:mime-type="image/x-vclgraphic"/></draw:frame></text:p>
      <text:p text:style-name="P3"><text:span text:style-name="T1">d</text:span>mesg</text:p>
      <text:p text:style-name="P2"><draw:frame draw:style-name="fr2" draw:name="Image7" text:anchor-type="paragraph" svg:width="3.1665in" svg:height="0.7811in" draw:z-index="6"><draw:image xlink:href="Pictures/10000201000001300000004BC2D0477E78CF2AA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paragraph" svg:width="7.2016in" svg:height="0.6772in" draw:z-index="7"><draw:image xlink:href="Pictures/100002010000037E0000003B92EEB3224BA8FF7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4:33.776763869</meta:creation-date>
    <meta:generator>LibreOffice/6.0.7.3$Linux_X86_64 LibreOffice_project/00m0$Build-3</meta:generator>
    <dc:date>2019-12-30T11:17:27.793154545</dc:date>
    <meta:editing-duration>PT12M52S</meta:editing-duration>
    <meta:editing-cycles>6</meta:editing-cycles>
    <meta:document-statistic meta:table-count="0" meta:image-count="8" meta:object-count="0" meta:page-count="2" meta:paragraph-count="5" meta:word-count="8" meta:character-count="46" meta:non-whitespace-character-count="42"/>
  </office:meta>
</office:document-meta>
</file>